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24"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align="start" style:justify-single-word="false" fo:text-indent="-0.25in" style:auto-text-indent="false"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paragraph-properties fo:margin-left="0.5in" fo:margin-right="0in" fo:text-align="start" style:justify-single-word="false" fo:text-indent="0in" style:auto-text-indent="false" fo:break-before="auto" fo:break-after="auto"/>
    </style:style>
    <style:style style:name="P28" style:family="paragraph" style:parent-style-name="Heading_20_1" style:list-style-name="WWNum3">
      <style:paragraph-properties fo:break-before="auto" fo:break-after="auto"/>
    </style:style>
    <style:style style:name="P29" style:family="paragraph" style:parent-style-name="Heading_20_1" style:list-style-name="WWNum3">
      <style:paragraph-properties fo:margin-top="0.0398in" fo:margin-bottom="0in" loext:contextual-spacing="false"/>
    </style:style>
    <style:style style:name="P30" style:family="paragraph" style:parent-style-name="Heading_20_1" style:list-style-name="WWNum3" style:master-page-name="Converted1">
      <style:paragraph-properties style:page-number="auto" fo:break-before="auto" fo:break-after="auto"/>
    </style:style>
    <style:style style:name="P31" style:family="paragraph" style:parent-style-name="Heading_20_2" style:list-style-name="WWNum4">
      <style:paragraph-properties fo:margin-left="0.3957in" fo:margin-right="0in" fo:text-indent="-0.4in" style:auto-text-indent="false" fo:break-before="auto" fo:break-after="auto"/>
    </style:style>
    <style:style style:name="P3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weight="bold" style:font-weight-asian="bold"/>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style:font-name="Arimo" fo:font-size="10pt" fo:font-weight="bold" style:font-name-asian="Arimo1" style:font-size-asian="10pt" style:font-weight-asian="bold" style:font-name-complex="Arim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669966" fo:font-size="14pt" style:font-size-asian="14pt" style:font-size-complex="14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2" style:family="text">
      <style:text-properties style:text-underline-style="none"/>
    </style:style>
    <style:style style:name="T2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Sistemas de Gestión Empresarial</text:span><text:span text:style-name="T3"><text:line-break/></text:span><text:span text:style-name="T4">UD5 Anexo I - <text:s text:c="2"/>Resumen Python 3</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6">Actualizado Agosto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1.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4">📖 </text:span><text:span text:style-name="T15">Importante</text:span></text:p>
      <text:p text:style-name="P13"/>
      <text:p text:style-name="P12"><text:span text:style-name="T16">❕</text:span><text:span text:style-name="T17"> </text:span><text:span text:style-name="T15">Atención</text:span></text:p>
      <text:p text:style-name="P13"/>
      <text:p text:style-name="P12"><text:span text:style-name="T14">💬</text:span><text:span text:style-name="T15"> Interesante</text:span></text:p>
      <text:p text:style-name="P14"><text:soft-page-break/><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mbvbbdqkjir5" text:style-name="Index_20_Link" text:visited-style-name="Index_20_Link"><text:span text:style-name="T10">1. Introducción</text:span></text:a><text:span text:style-name="T10"><text:tab/>3</text:span></text:p>
          <text:p text:style-name="P22"><text:span text:style-name="T10">1.1 </text:span><text:a xlink:type="simple" xlink:href="#_xloh166bd3w4" text:style-name="Index_20_Link" text:visited-style-name="Index_20_Link"><text:span text:style-name="T10">¿Cómo vamos a orientar esta unidad</text:span></text:a><text:span text:style-name="T12">?</text:span><text:span text:style-name="T10"><text:tab/>3</text:span></text:p>
          <text:p text:style-name="P19"><text:span text:style-name="T12">2. </text:span><text:a xlink:type="simple" xlink:href="#_1b17ag3uvbih" text:style-name="Index_20_Link" text:visited-style-name="Index_20_Link"><text:span text:style-name="T10">Creando un directorio para de módulos</text:span></text:a><text:span text:style-name="T10"><text:tab/>3</text:span></text:p>
          <text:p text:style-name="P22"><text:span text:style-name="T12">2.1 </text:span><text:a xlink:type="simple" xlink:href="#_oulfqzxjw0x0" text:style-name="Index_20_Link" text:visited-style-name="Index_20_Link"><text:span text:style-name="T10">Instalación manual</text:span></text:a><text:span text:style-name="T10"><text:tab/>3</text:span></text:p>
          <text:p text:style-name="P22"><text:span text:style-name="T12">2.2 </text:span><text:a xlink:type="simple" xlink:href="#_z04z158inwa5" text:style-name="Index_20_Link" text:visited-style-name="Index_20_Link"><text:span text:style-name="T10">Instalación mediante Docker y Docker Compose</text:span></text:a><text:span text:style-name="T10"><text:tab/>4</text:span></text:p>
          <text:p text:style-name="P19"><text:span text:style-name="T12">3. </text:span><text:a xlink:type="simple" xlink:href="#_6wtgahu4vfxo" text:style-name="Index_20_Link" text:visited-style-name="Index_20_Link"><text:span text:style-name="T10">Entorno de desarrollo</text:span></text:a><text:span text:style-name="T10"><text:tab/>4</text:span></text:p>
          <text:p text:style-name="P22"><text:span text:style-name="T12">3.1 </text:span><text:a xlink:type="simple" xlink:href="#_j6cs3eapsu61" text:style-name="Index_20_Link" text:visited-style-name="Index_20_Link"><text:span text:style-name="T10">Visual Studio Code</text:span></text:a><text:span text:style-name="T10"><text:tab/>4</text:span></text:p>
          <text:p text:style-name="P22"><text:span text:style-name="T12">3.2 </text:span><text:a xlink:type="simple" xlink:href="#_bdf45qv0dzmu" text:style-name="Index_20_Link" text:visited-style-name="Index_20_Link"><text:span text:style-name="T10">Control de versiones usando Git + Visual Studio Code</text:span></text:a><text:span text:style-name="T10"><text:tab/>5</text:span></text:p>
          <text:p text:style-name="P22"><text:span text:style-name="T12">3.3 </text:span><text:a xlink:type="simple" xlink:href="#_sx01e9gaxowv" text:style-name="Index_20_Link" text:visited-style-name="Index_20_Link"><text:span text:style-name="T10">PyCharm</text:span></text:a><text:span text:style-name="T10"><text:tab/>5</text:span></text:p>
          <text:p text:style-name="P22"><text:span text:style-name="T12">3.4 </text:span><text:a xlink:type="simple" xlink:href="#_8s87y0tnw0d7" text:style-name="Index_20_Link" text:visited-style-name="Index_20_Link"><text:span text:style-name="T10">Control de versiones usando Git + PyCharm</text:span></text:a><text:span text:style-name="T10"><text:tab/>5</text:span></text:p>
          <text:p text:style-name="P19"><text:span text:style-name="T12">4. </text:span><text:a xlink:type="simple" xlink:href="#_fclv6f6tkc7b" text:style-name="Index_20_Link" text:visited-style-name="Index_20_Link"><text:span text:style-name="T10">Activando el modo desarrollador en Odoo 14</text:span></text:a><text:span text:style-name="T10"><text:tab/>6</text:span></text:p>
          <text:p text:style-name="P19"><text:span text:style-name="T12">5. </text:span><text:a xlink:type="simple" xlink:href="#_kf70q5qn8lwp" text:style-name="Index_20_Link" text:visited-style-name="Index_20_Link"><text:span text:style-name="T10">Nuestro primer modulo: “Hola mundo”</text:span></text:a><text:span text:style-name="T10"><text:tab/>6</text:span></text:p>
          <text:p text:style-name="P19"><text:span text:style-name="T12">6. </text:span><text:a xlink:type="simple" xlink:href="#_si54turz2rs6" text:style-name="Index_20_Link" text:visited-style-name="Index_20_Link"><text:span text:style-name="T10">Creando módulos en Odoo</text:span></text:a><text:span text:style-name="T10"><text:tab/>7</text:span></text:p>
          <text:p text:style-name="P22"><text:span text:style-name="T12">6.1 </text:span><text:a xlink:type="simple" xlink:href="#_79dqzh3np21r" text:style-name="Index_20_Link" text:visited-style-name="Index_20_Link"><text:span text:style-name="T10">Creando módulos con “Odoo Scaffold”</text:span></text:a><text:span text:style-name="T10"><text:tab/>7</text:span></text:p>
          <text:p text:style-name="P22"><text:span text:style-name="T12">6.2 </text:span><text:a xlink:type="simple" xlink:href="#_ljkmitxt9824" text:style-name="Index_20_Link" text:visited-style-name="Index_20_Link"><text:span text:style-name="T10">Estructura de un módulo Odoo</text:span></text:a><text:span text:style-name="T10"><text:tab/>9</text:span></text:p>
          <text:p text:style-name="P22"><text:span text:style-name="T12">6.3 </text:span><text:a xlink:type="simple" xlink:href="#_tl64qrx025xl" text:style-name="Index_20_Link" text:visited-style-name="Index_20_Link"><text:span text:style-name="T10">Módulos en producción</text:span></text:a><text:span text:style-name="T10"><text:tab/>10</text:span></text:p>
          <text:p text:style-name="P22"><text:span text:style-name="T12">6.4 </text:span><text:a xlink:type="simple" xlink:href="#_oebzvhvh95v0" text:style-name="Index_20_Link" text:visited-style-name="Index_20_Link"><text:span text:style-name="T10">Módulos en desarrollo</text:span></text:a><text:span text:style-name="T10"><text:tab/>10</text:span></text:p>
          <text:p text:style-name="P19"><text:span text:style-name="T12">7. </text:span><text:a xlink:type="simple" xlink:href="#_p3hnoxaict87" text:style-name="Index_20_Link" text:visited-style-name="Index_20_Link"><text:span text:style-name="T10">Ejemplo de módulo “Lista de tareas”</text:span></text:a><text:span text:style-name="T10"><text:tab/>11</text:span></text:p>
          <text:p text:style-name="P19"><text:span text:style-name="T12">8. </text:span><text:a xlink:type="simple" xlink:href="#_52hibfi4gv7g" text:style-name="Index_20_Link" text:visited-style-name="Index_20_Link"><text:span text:style-name="T10">Bibliografía</text:span></text:a><text:span text:style-name="T10"><text:tab/>14</text:span></text:p>
          <text:p text:style-name="P20"><text:span text:style-name="T12">9. </text:span><text:a xlink:type="simple" xlink:href="#_mh0sb6oag3eq" text:style-name="Index_20_Link" text:visited-style-name="Index_20_Link"><text:span text:style-name="T10">Autores (en orden alfabético)</text:span></text:a><text:span text:style-name="T10"><text:tab/>14</text:span></text:p>
        </text:index-body>
      </text:table-of-content>
      <text:list xml:id="list4086476830" text:style-name="WWNum3">
        <text:list-item>
          <text:p text:style-name="P30"><text:bookmark text:name="_g7i82c35p6k"/>Introducción</text:p>
        </text:list-item>
      </text:list>
      <text:p text:style-name="P13">En la unidad 2 se explicaba cómo instalar Odoo, tanto con una configuración pensada para un entorno de producción como una configuración pensada para un entorno de desarrollo. En esta unidad vamos a insistir un poco más en la configuración del entorno de desarrollo, incluyendo tanto el propio Odoo, como el IDE de desarrollo con sus respectivos plugins. Con todo esto listo, realizaremos nuestros primeros módulos de Odoo.</text:p>
      <text:p text:style-name="P13"/>
      <text:list xml:id="list2007341450" text:style-name="WWNum4">
        <text:list-item>
          <text:list>
            <text:list-item>
              <text:p text:style-name="P31"><text:bookmark text:name="_xloh166bd3w4"/>¿Cómo vamos a orientar esta unidad?</text:p>
            </text:list-item>
          </text:list>
        </text:list-item>
      </text:list>
      <text:p text:style-name="P13"><text:s/></text:p>
      <text:p text:style-name="P13">En primer lugar, preparamos todo el entorno de desarrollo. Con un sistema ERP Odoo instalado, se pueden desarrollar módulos que amplían su funcionalidad sin una gran preparación del entorno. Tan sólo una terminal y un editor de texto son suficientes para poder desarrollar con Odoo. </text:p>
      <text:p text:style-name="P13"/>
      <text:p text:style-name="P13">No obstante, se recomienda realizar una configuración previa tanto del propio sistema ERP Odoo como de las herramientas de desarrollo asociadas para hacer el trabajo más fácil y aumentar la productividad. </text:p>
      <text:p text:style-name="P13"/>
      <text:p text:style-name="P13">Una vez configurado el entorno de desarrollo, comenzaremos a introducir los primeros módulos de Odoo. Comenzaremos con un sencillo módulo “que no hace nada”, pero que ya se puede instalar. Este módulo nos ayudará a validar si tenemos una configuración correcta de nuestro entorno de desarrollo. </text:p>
      <text:p text:style-name="P13"/>
      <text:p text:style-name="P13">A continuación crearemos ampliaremos el módulo base anterior, añadiendo cosas para aumentar su funcionalidad. Esa será la metodología que seguiremos en esta unidad de introducción al desarrollo de módulos.</text:p>
      <text:p text:style-name="P13"/>
      <text:p text:style-name="P13">El desarrollo de módulos de Odoo puede llegar a ser muy complejo y sólo los programadores expertos son capaces de profundizar desde el principio sin ver cómo va funcionando. En la siguiente unidad ya profundizaremos en mayor detalle en la programación de módulos para Odoo.</text:p>
      <text:p text:style-name="P13"/>
      <text:list xml:id="list24634154200767" text:continue-list="list4086476830" text:style-name="WWNum3">
        <text:list-item>
          <text:p text:style-name="P28"><text:bookmark text:name="_1b17ag3uvbih"/>Creando un directorio para de módulos</text:p>
        </text:list-item>
      </text:list>
      <text:p text:style-name="P13"># Comentarios de una línea comienzan con una almohadilla (o signo gato)</text:p>
      <text:p text:style-name="P13"/>
      <text:p text:style-name="P13">""" Strings multilinea pueden escribirse</text:p>
      <text:p text:style-name="P13"><text:tab/>usando tres "'s, y comunmente son usados</text:p>
      <text:p text:style-name="P13"><text:tab/>como comentarios.</text:p>
      <text:p text:style-name="P13"><text:soft-page-break/>"""</text:p>
      <text:p text:style-name="P13"/>
      <text:p text:style-name="P13">####################################################</text:p>
      <text:p text:style-name="P13">## 1. Tipos de datos primitivos y operadores.</text:p>
      <text:p text:style-name="P13">####################################################</text:p>
      <text:p text:style-name="P13"/>
      <text:p text:style-name="P13"># Tienes números</text:p>
      <text:p text:style-name="P13">3 #=&gt; 3</text:p>
      <text:p text:style-name="P13"/>
      <text:p text:style-name="P13"># Matemática es lo que esperarías</text:p>
      <text:p text:style-name="P13">1 + 1 #=&gt; 2</text:p>
      <text:p text:style-name="P13">8 - 1 #=&gt; 7</text:p>
      <text:p text:style-name="P13">10 * 2 #=&gt; 20</text:p>
      <text:p text:style-name="P13"/>
      <text:p text:style-name="P13"># Excepto la división la cual por defecto retorna un número 'float' (número de coma flotante)</text:p>
      <text:p text:style-name="P13">35 / 5 <text:s/># =&gt; 7.0</text:p>
      <text:p text:style-name="P13"># Sin embargo también tienes disponible división entera</text:p>
      <text:p text:style-name="P13">34 // 5 # =&gt; 6</text:p>
      <text:p text:style-name="P13"/>
      <text:p text:style-name="P13"># Cuando usas un float, los resultados son floats</text:p>
      <text:p text:style-name="P13">3 * 2.0 # =&gt; 6.0</text:p>
      <text:p text:style-name="P13"><text:soft-page-break/></text:p>
      <text:p text:style-name="P13"># Refuerza la precedencia con paréntesis</text:p>
      <text:p text:style-name="P13">(1 + 3) * 2 <text:s/># =&gt; 8</text:p>
      <text:p text:style-name="P13"/>
      <text:p text:style-name="P13"/>
      <text:p text:style-name="P13"># Valores 'boolean' (booleanos) son primitivos</text:p>
      <text:p text:style-name="P13">True</text:p>
      <text:p text:style-name="P13">False</text:p>
      <text:p text:style-name="P13"/>
      <text:p text:style-name="P13"># Niega con 'not'</text:p>
      <text:p text:style-name="P13">not True <text:s/># =&gt; False</text:p>
      <text:p text:style-name="P13">not False <text:s/># =&gt; True</text:p>
      <text:p text:style-name="P13"/>
      <text:p text:style-name="P13"/>
      <text:p text:style-name="P13"># Igualdad es ==</text:p>
      <text:p text:style-name="P13">1 == 1 <text:s/># =&gt; True</text:p>
      <text:p text:style-name="P13">2 == 1 <text:s/># =&gt; False</text:p>
      <text:p text:style-name="P13"/>
      <text:p text:style-name="P13"># Desigualdad es !=</text:p>
      <text:p text:style-name="P13">1 != 1 <text:s/># =&gt; False</text:p>
      <text:p text:style-name="P13">2 != 1 <text:s/># =&gt; True</text:p>
      <text:p text:style-name="P13"><text:soft-page-break/></text:p>
      <text:p text:style-name="P13"># Más comparaciones</text:p>
      <text:p text:style-name="P13">1 &lt; 10 <text:s/># =&gt; True</text:p>
      <text:p text:style-name="P13">1 &gt; 10 <text:s/># =&gt; False</text:p>
      <text:p text:style-name="P13">2 &lt;= 2 <text:s/># =&gt; True</text:p>
      <text:p text:style-name="P13">2 &gt;= 2 <text:s/># =&gt; True</text:p>
      <text:p text:style-name="P13"/>
      <text:p text:style-name="P13"># ¡Las comparaciones pueden ser concatenadas!</text:p>
      <text:p text:style-name="P13">1 &lt; 2 &lt; 3 <text:s/># =&gt; True</text:p>
      <text:p text:style-name="P13">2 &lt; 3 &lt; 2 <text:s/># =&gt; False</text:p>
      <text:p text:style-name="P13"/>
      <text:p text:style-name="P13"># Strings se crean con " o '</text:p>
      <text:p text:style-name="P13">"Esto es un string."</text:p>
      <text:p text:style-name="P13">'Esto también es un string'</text:p>
      <text:p text:style-name="P13"/>
      <text:p text:style-name="P13"># ¡Strings también pueden ser sumados!</text:p>
      <text:p text:style-name="P13">"Hola " + "mundo!" #=&gt; "Hola mundo!"</text:p>
      <text:p text:style-name="P13"/>
      <text:p text:style-name="P13"># Un string puede ser tratado como una lista de caracteres</text:p>
      <text:p text:style-name="P13">"Esto es un string"[0] #=&gt; 'E'</text:p>
      <text:p text:style-name="P13"/>
      <text:p text:style-name="P13"><text:soft-page-break/># .format puede ser usaro para darle formato a los strings, así:</text:p>
      <text:p text:style-name="P13">"{} pueden ser {}".format("strings", "interpolados")</text:p>
      <text:p text:style-name="P13"/>
      <text:p text:style-name="P13"># Puedes reutilizar los argumentos de formato si estos se repiten.</text:p>
      <text:p text:style-name="P13">"{0} sé ligero, {0} sé rápido, {0} brinca sobre la {1}".format("Jack", "vela") #=&gt; "Jack sé ligero, Jack sé rápido, Jack brinca sobre la vela"</text:p>
      <text:p text:style-name="P13"># Puedes usar palabras claves si no quieres contar.</text:p>
      <text:p text:style-name="P13">"{nombre} quiere comer {comida}".format(nombre="Bob", comida="lasaña") #=&gt; "Bob quiere comer lasaña"</text:p>
      <text:p text:style-name="P13"># También puedes interpolar cadenas usando variables en el contexto</text:p>
      <text:p text:style-name="P13">nombre = 'Bob'</text:p>
      <text:p text:style-name="P13">comida = 'Lasaña'</text:p>
      <text:p text:style-name="P13">f'{nombre} quiere comer {comida}' <text:s/>#=&gt; "Bob quiere comer lasaña"</text:p>
      <text:p text:style-name="P13"/>
      <text:p text:style-name="P13"># None es un objeto</text:p>
      <text:p text:style-name="P13">None <text:s/># =&gt; None</text:p>
      <text:p text:style-name="P13"/>
      <text:p text:style-name="P13"># No uses el símbolo de igualdad `==` para comparar objetos con None</text:p>
      <text:p text:style-name="P13"># Usa `is` en su lugar</text:p>
      <text:p text:style-name="P13">"etc" is None #=&gt; False</text:p>
      <text:p text:style-name="P13">None is None <text:s/>#=&gt; True</text:p>
      <text:p text:style-name="P13"/>
      <text:p text:style-name="P13"># None, 0, y strings/listas/diccionarios/conjuntos vacíos(as) todos se evalúan como False.</text:p>
      <text:p text:style-name="P13"><text:soft-page-break/># Todos los otros valores son True</text:p>
      <text:p text:style-name="P13">bool(0) <text:s/># =&gt; False</text:p>
      <text:p text:style-name="P13">bool("") <text:s/># =&gt; False</text:p>
      <text:p text:style-name="P13">bool([]) #=&gt; False</text:p>
      <text:p text:style-name="P13">bool({}) #=&gt; False</text:p>
      <text:p text:style-name="P13">bool(set()) #=&gt; False</text:p>
      <text:p text:style-name="P13"/>
      <text:p text:style-name="P13"/>
      <text:p text:style-name="P13">####################################################</text:p>
      <text:p text:style-name="P13">## 2. Variables y Colecciones</text:p>
      <text:p text:style-name="P13">####################################################</text:p>
      <text:p text:style-name="P13"/>
      <text:p text:style-name="P13"># Python tiene una función para imprimir</text:p>
      <text:p text:style-name="P13">print("Soy Python. Encantado de conocerte")</text:p>
      <text:p text:style-name="P13"/>
      <text:p text:style-name="P13"># No hay necesidad de declarar las variables antes de asignarlas.</text:p>
      <text:p text:style-name="P13">una_variable = 5<text:tab/># La convención es usar guiones_bajos_con_minúsculas</text:p>
      <text:p text:style-name="P13">una_variable #=&gt; 5</text:p>
      <text:p text:style-name="P13"/>
      <text:p text:style-name="P13"># Acceder a variables no asignadas previamente es una excepción.</text:p>
      <text:p text:style-name="P13"># Ve Control de Flujo para aprender más sobre el manejo de excepciones.</text:p>
      <text:p text:style-name="P13"><text:soft-page-break/>otra_variable <text:s/># Levanta un error de nombre</text:p>
      <text:p text:style-name="P13"/>
      <text:p text:style-name="P13"># Listas almacena secuencias</text:p>
      <text:p text:style-name="P13">lista = []</text:p>
      <text:p text:style-name="P13"># Puedes empezar con una lista prellenada</text:p>
      <text:p text:style-name="P13">otra_lista = [4, 5, 6]</text:p>
      <text:p text:style-name="P13"/>
      <text:p text:style-name="P13"># Añadir cosas al final de una lista con 'append'</text:p>
      <text:p text:style-name="P13">lista.append(1)<text:tab/>#lista ahora es [1]</text:p>
      <text:p text:style-name="P13">lista.append(2)<text:tab/>#lista ahora es [1, 2]</text:p>
      <text:p text:style-name="P13">lista.append(4)<text:tab/>#lista ahora es [1, 2, 4]</text:p>
      <text:p text:style-name="P13">lista.append(3)<text:tab/>#lista ahora es [1, 2, 4, 3]</text:p>
      <text:p text:style-name="P13"># Remueve del final de la lista con 'pop'</text:p>
      <text:p text:style-name="P13">lista.pop() <text:s text:c="3"/><text:tab/>#=&gt; 3 y lista ahora es [1, 2, 4]</text:p>
      <text:p text:style-name="P13"># Pongámoslo de vuelta</text:p>
      <text:p text:style-name="P13">lista.append(3)<text:tab/># Nuevamente lista ahora es [1, 2, 4, 3].</text:p>
      <text:p text:style-name="P13"/>
      <text:p text:style-name="P13"># Accede a una lista como lo harías con cualquier arreglo</text:p>
      <text:p text:style-name="P13">lista[0] #=&gt; 1</text:p>
      <text:p text:style-name="P13"># Mira el último elemento</text:p>
      <text:p text:style-name="P13">lista[-1] #=&gt; 3</text:p>
      <text:p text:style-name="P13"><text:soft-page-break/></text:p>
      <text:p text:style-name="P13"># Mirar fuera de los límites es un error 'IndexError'</text:p>
      <text:p text:style-name="P13">lista[4] # Levanta la excepción IndexError</text:p>
      <text:p text:style-name="P13"/>
      <text:p text:style-name="P13"># Puedes mirar por rango con la sintáxis de trozo.</text:p>
      <text:p text:style-name="P13"># (Es un rango cerrado/abierto para ustedes los matemáticos.)</text:p>
      <text:p text:style-name="P13">lista[1:3] #=&gt; [2, 4]</text:p>
      <text:p text:style-name="P13"># Omite el inicio</text:p>
      <text:p text:style-name="P13">lista[2:] #=&gt; [4, 3]</text:p>
      <text:p text:style-name="P13"># Omite el final</text:p>
      <text:p text:style-name="P13">lista[:3] #=&gt; [1, 2, 4]</text:p>
      <text:p text:style-name="P13"># Selecciona cada dos elementos</text:p>
      <text:p text:style-name="P13">lista[::2] <text:s text:c="2"/># =&gt;[1, 4]</text:p>
      <text:p text:style-name="P13"># Invierte la lista</text:p>
      <text:p text:style-name="P13">lista[::-1] <text:s text:c="2"/># =&gt; [3, 4, 2, 1]</text:p>
      <text:p text:style-name="P13"># Usa cualquier combinación de estos para crear trozos avanzados</text:p>
      <text:p text:style-name="P13"># lista[inicio:final:pasos]</text:p>
      <text:p text:style-name="P13"/>
      <text:p text:style-name="P13"># Remueve elementos arbitrarios de una lista con 'del'</text:p>
      <text:p text:style-name="P13">del lista[2] # lista ahora es [1, 2, 3]</text:p>
      <text:p text:style-name="P13"/>
      <text:p text:style-name="P13"><text:soft-page-break/># Puedes sumar listas</text:p>
      <text:p text:style-name="P13">lista + otra_lista #=&gt; [1, 2, 3, 4, 5, 6] - Nota: lista y otra_lista no se tocan</text:p>
      <text:p text:style-name="P13"/>
      <text:p text:style-name="P13"># Concatenar listas con 'extend'</text:p>
      <text:p text:style-name="P13">lista.extend(otra_lista) # lista ahora es [1, 2, 3, 4, 5, 6]</text:p>
      <text:p text:style-name="P13"/>
      <text:p text:style-name="P13"># Verifica la existencia en una lista con 'in'</text:p>
      <text:p text:style-name="P13">1 in lista #=&gt; True</text:p>
      <text:p text:style-name="P13"/>
      <text:p text:style-name="P13"># Examina el largo de una lista con 'len'</text:p>
      <text:p text:style-name="P13">len(lista) #=&gt; 6</text:p>
      <text:p text:style-name="P13"/>
      <text:p text:style-name="P13"/>
      <text:p text:style-name="P13"># Tuplas son como listas pero son inmutables.</text:p>
      <text:p text:style-name="P13">tupla = (1, 2, 3)</text:p>
      <text:p text:style-name="P13">tupla[0] #=&gt; 1</text:p>
      <text:p text:style-name="P13">tupla[0] = 3 <text:s/># Levanta un error TypeError</text:p>
      <text:p text:style-name="P13"/>
      <text:p text:style-name="P13"># También puedes hacer todas esas cosas que haces con listas</text:p>
      <text:p text:style-name="P13">len(tupla) #=&gt; 3</text:p>
      <text:p text:style-name="P13">tupla + (4, 5, 6) #=&gt; (1, 2, 3, 4, 5, 6)</text:p>
      <text:p text:style-name="P13"><text:soft-page-break/>tupla[:2] #=&gt; (1, 2)</text:p>
      <text:p text:style-name="P13">2 in tupla #=&gt; True</text:p>
      <text:p text:style-name="P13"/>
      <text:p text:style-name="P13"># Puedes desempacar tuplas (o listas) en variables</text:p>
      <text:p text:style-name="P13">a, b, c = (1, 2, 3) <text:tab/># a ahora es 1, b ahora es 2 y c ahora es 3</text:p>
      <text:p text:style-name="P13"># Tuplas son creadas por defecto si omites los paréntesis</text:p>
      <text:p text:style-name="P13">d, e, f = 4, 5, 6</text:p>
      <text:p text:style-name="P13"># Ahora mira que fácil es intercambiar dos valores</text:p>
      <text:p text:style-name="P13">e, d = d, e <text:tab/># d ahora es 5 y e ahora es 4</text:p>
      <text:p text:style-name="P13"/>
      <text:p text:style-name="P13"/>
      <text:p text:style-name="P13"># Diccionarios relacionan llaves y valores</text:p>
      <text:p text:style-name="P13">dicc_vacio = {}</text:p>
      <text:p text:style-name="P13"># Aquí está un diccionario prellenado</text:p>
      <text:p text:style-name="P13">dicc_lleno = {"uno": 1, "dos": 2, "tres": 3}</text:p>
      <text:p text:style-name="P13"/>
      <text:p text:style-name="P13"># Busca valores con []</text:p>
      <text:p text:style-name="P13">dicc_lleno["uno"] #=&gt; 1</text:p>
      <text:p text:style-name="P13"/>
      <text:p text:style-name="P13"># Obtén todas las llaves como una lista con 'keys()'. Necesitamos envolver la llamada en 'list()' porque obtenemos un iterable. Hablaremos de eso luego.</text:p>
      <text:p text:style-name="P13">list(dicc_lleno.keys()) #=&gt; ["tres", "dos", "uno"]</text:p>
      <text:p text:style-name="P13"><text:soft-page-break/># Nota - El orden de las llaves del diccionario no está garantizada.</text:p>
      <text:p text:style-name="P13"># Tus resultados podrían no ser los mismos del ejemplo.</text:p>
      <text:p text:style-name="P13"/>
      <text:p text:style-name="P13"># Obtén todos los valores como una lista. Nuevamente necesitamos envolverlas en una lista para sacarlas del iterable.</text:p>
      <text:p text:style-name="P13">list(dicc_lleno.values()) #=&gt; [3, 2, 1]</text:p>
      <text:p text:style-name="P13"># Nota - Lo mismo que con las llaves, no se garantiza el orden.</text:p>
      <text:p text:style-name="P13"/>
      <text:p text:style-name="P13"># Verifica la existencia de una llave en el diccionario con 'in'</text:p>
      <text:p text:style-name="P13">"uno" in dicc_lleno #=&gt; True</text:p>
      <text:p text:style-name="P13">1 in dicc_lleno #=&gt; False</text:p>
      <text:p text:style-name="P13"/>
      <text:p text:style-name="P13"># Buscar una llave inexistente deriva en KeyError</text:p>
      <text:p text:style-name="P13">dicc_lleno["cuatro"] # KeyError</text:p>
      <text:p text:style-name="P13"/>
      <text:p text:style-name="P13"># Usa el método 'get' para evitar la excepción KeyError</text:p>
      <text:p text:style-name="P13">dicc_lleno.get("uno") #=&gt; 1</text:p>
      <text:p text:style-name="P13">dicc_lleno.get("cuatro") #=&gt; None</text:p>
      <text:p text:style-name="P13"># El método 'get' soporta un argumento por defecto cuando el valor no existe.</text:p>
      <text:p text:style-name="P13">dicc_lleno.get("uno", 4) #=&gt; 1</text:p>
      <text:p text:style-name="P13">dicc_lleno.get("cuatro", 4) #=&gt; 4</text:p>
      <text:p text:style-name="P13"/>
      <text:p text:style-name="P13"><text:soft-page-break/># El método 'setdefault' inserta en un diccionario solo si la llave no está presente</text:p>
      <text:p text:style-name="P13">dicc_lleno.setdefault("cinco", 5) #dicc_lleno["cinco"] es puesto con valor 5</text:p>
      <text:p text:style-name="P13">dicc_lleno.setdefault("cinco", 6) #dicc_lleno["cinco"] todavía es 5</text:p>
      <text:p text:style-name="P13"/>
      <text:p text:style-name="P13"/>
      <text:p text:style-name="P13"># Remueve llaves de un diccionario con 'del'</text:p>
      <text:p text:style-name="P13">del dicc_lleno['uno'] # Remueve la llave 'uno' de dicc_lleno</text:p>
      <text:p text:style-name="P13"/>
      <text:p text:style-name="P13"># Sets (conjuntos) almacenan ... bueno, conjuntos</text:p>
      <text:p text:style-name="P13">conjunto_vacio = set()</text:p>
      <text:p text:style-name="P13"># Inicializar un conjunto con montón de valores. Yeah, se ve un poco como un diccionario. Lo siento.</text:p>
      <text:p text:style-name="P13">un_conjunto = {1,2,2,3,4} # un_conjunto ahora es {1, 2, 3, 4}</text:p>
      <text:p text:style-name="P13"/>
      <text:p text:style-name="P13"># Añade más valores a un conjunto</text:p>
      <text:p text:style-name="P13">conjunto_lleno.add(5) # conjunto_lleno ahora es {1, 2, 3, 4, 5}</text:p>
      <text:p text:style-name="P13"/>
      <text:p text:style-name="P13"># Haz intersección de conjuntos con &amp;</text:p>
      <text:p text:style-name="P13">otro_conjunto = {3, 4, 5, 6}</text:p>
      <text:p text:style-name="P13">conjunto_lleno &amp; otro_conjunto #=&gt; {3, 4, 5}</text:p>
      <text:p text:style-name="P13"/>
      <text:p text:style-name="P13"># Haz unión de conjuntos con |</text:p>
      <text:p text:style-name="P13"><text:soft-page-break/>conjunto_lleno | otro_conjunto #=&gt; {1, 2, 3, 4, 5, 6}</text:p>
      <text:p text:style-name="P13"/>
      <text:p text:style-name="P13"># Haz diferencia de conjuntos con -</text:p>
      <text:p text:style-name="P13">{1,2,3,4} - {2,3,5} #=&gt; {1, 4}</text:p>
      <text:p text:style-name="P13"/>
      <text:p text:style-name="P13"># Verifica la existencia en un conjunto con 'in'</text:p>
      <text:p text:style-name="P13">2 in conjunto_lleno #=&gt; True</text:p>
      <text:p text:style-name="P13">10 in conjunto_lleno #=&gt; False</text:p>
      <text:p text:style-name="P13"/>
      <text:p text:style-name="P13"/>
      <text:p text:style-name="P13">####################################################</text:p>
      <text:p text:style-name="P13">## 3. Control de Flujo</text:p>
      <text:p text:style-name="P13">####################################################</text:p>
      <text:p text:style-name="P13"/>
      <text:p text:style-name="P13"># Creemos una variable para experimentar</text:p>
      <text:p text:style-name="P13">some_var = 5</text:p>
      <text:p text:style-name="P13"/>
      <text:p text:style-name="P13"># Aquí está una declaración de un 'if'. ¡La indentación es significativa en Python!</text:p>
      <text:p text:style-name="P13"># imprime "una_variable es menor que 10"</text:p>
      <text:p text:style-name="P13">if una_variable &gt; 10:</text:p>
      <text:p text:style-name="P13"><text:tab/>print("una_variable es completamente mas grande que 10.")</text:p>
      <text:p text:style-name="P13"><text:soft-page-break/>elif una_variable &lt; 10:<text:tab/># Este condición 'elif' es opcional.</text:p>
      <text:p text:style-name="P13"><text:tab/>print("una_variable es mas chica que 10.")</text:p>
      <text:p text:style-name="P13">else: <text:s text:c="6"/><text:tab/># Esto también es opcional.</text:p>
      <text:p text:style-name="P13"><text:tab/>print("una_variable es de hecho 10.")</text:p>
      <text:p text:style-name="P13"/>
      <text:p text:style-name="P13">"""</text:p>
      <text:p text:style-name="P13">For itera sobre iterables (listas, cadenas, diccionarios, tuplas, generadores...)</text:p>
      <text:p text:style-name="P13">imprime:</text:p>
      <text:p text:style-name="P13"><text:tab/>perro es un mamifero</text:p>
      <text:p text:style-name="P13"><text:tab/>gato es un mamifero</text:p>
      <text:p text:style-name="P13"><text:tab/>raton es un mamifero</text:p>
      <text:p text:style-name="P13">"""</text:p>
      <text:p text:style-name="P13">for animal in ["perro", "gato", "raton"]:</text:p>
      <text:p text:style-name="P13"><text:tab/>print("{} es un mamifero".format(animal))</text:p>
      <text:p text:style-name="P13"/>
      <text:p text:style-name="P13">"""</text:p>
      <text:p text:style-name="P13">`range(número)` retorna un generador de números</text:p>
      <text:p text:style-name="P13">desde cero hasta el número dado</text:p>
      <text:p text:style-name="P13">imprime:</text:p>
      <text:p text:style-name="P13"><text:tab/>0</text:p>
      <text:p text:style-name="P13"><text:tab/>1</text:p>
      <text:p text:style-name="P13"><text:soft-page-break/><text:tab/>2</text:p>
      <text:p text:style-name="P13"><text:tab/>3</text:p>
      <text:p text:style-name="P13">"""</text:p>
      <text:p text:style-name="P13">for i in range(4):</text:p>
      <text:p text:style-name="P13"><text:tab/>print(i)</text:p>
      <text:p text:style-name="P13"/>
      <text:p text:style-name="P13">"""</text:p>
      <text:p text:style-name="P13">While itera hasta que una condición no se cumple.</text:p>
      <text:p text:style-name="P13">imprime:</text:p>
      <text:p text:style-name="P13"><text:tab/>0</text:p>
      <text:p text:style-name="P13"><text:tab/>1</text:p>
      <text:p text:style-name="P13"><text:tab/>2</text:p>
      <text:p text:style-name="P13"><text:tab/>3</text:p>
      <text:p text:style-name="P13">"""</text:p>
      <text:p text:style-name="P13">x = 0</text:p>
      <text:p text:style-name="P13">while x &lt; 4:</text:p>
      <text:p text:style-name="P13"><text:tab/>print(x)</text:p>
      <text:p text:style-name="P13"><text:tab/>x += 1 <text:s/># versión corta de x = x + 1</text:p>
      <text:p text:style-name="P13"/>
      <text:p text:style-name="P13"># Maneja excepciones con un bloque try/except</text:p>
      <text:p text:style-name="P13">try:</text:p>
      <text:p text:style-name="P13"><text:soft-page-break/><text:tab/># Usa raise para levantar un error</text:p>
      <text:p text:style-name="P13"><text:tab/>raise IndexError("Este es un error de indice")</text:p>
      <text:p text:style-name="P13">except IndexError as e:</text:p>
      <text:p text:style-name="P13"><text:tab/>pass<text:tab/># Pass no hace nada. Usualmente harias alguna recuperacion aqui.</text:p>
      <text:p text:style-name="P13"/>
      <text:p text:style-name="P13"># Python oferce una abstracción fundamental llamada Iterable.</text:p>
      <text:p text:style-name="P13"># Un iterable es un objeto que puede ser tratado como una sequencia.</text:p>
      <text:p text:style-name="P13"># El objeto es retornado por la función 'range' es un iterable.</text:p>
      <text:p text:style-name="P13"/>
      <text:p text:style-name="P13">dicc_lleno = {"uno": 1, "dos": 2, "tres": 3}</text:p>
      <text:p text:style-name="P13">nuestro_iterable = dicc_lleno.keys()</text:p>
      <text:p text:style-name="P13">print(nuestro_iterable) #=&gt; dict_keys(['uno', 'dos', 'tres']). Este es un objeto que implementa nuestra interfaz Iterable</text:p>
      <text:p text:style-name="P13"/>
      <text:p text:style-name="P13">Podemos recorrerla.</text:p>
      <text:p text:style-name="P13">for i in nuestro_iterable:</text:p>
      <text:p text:style-name="P13"><text:tab/>print(i)<text:tab/># Imprime uno, dos, tres</text:p>
      <text:p text:style-name="P13"/>
      <text:p text:style-name="P13"># Aunque no podemos selecionar un elemento por su índice.</text:p>
      <text:p text:style-name="P13">nuestro_iterable[1] <text:s/># Genera un TypeError</text:p>
      <text:p text:style-name="P13"/>
      <text:p text:style-name="P13"># Un iterable es un objeto que sabe como crear un iterador.</text:p>
      <text:p text:style-name="P13"><text:soft-page-break/>nuestro_iterator = iter(nuestro_iterable)</text:p>
      <text:p text:style-name="P13"/>
      <text:p text:style-name="P13"># Nuestro iterador es un objeto que puede recordar el estado mientras lo recorremos.</text:p>
      <text:p text:style-name="P13"># Obtenemos el siguiente objeto llamando la función __next__.</text:p>
      <text:p text:style-name="P13">nuestro_iterator.__next__() <text:s/>#=&gt; "uno"</text:p>
      <text:p text:style-name="P13"/>
      <text:p text:style-name="P13"># Mantiene el estado mientras llamamos __next__.</text:p>
      <text:p text:style-name="P13">nuestro_iterator.__next__() <text:s/>#=&gt; "dos"</text:p>
      <text:p text:style-name="P13">nuestro_iterator.__next__() <text:s/>#=&gt; "tres"</text:p>
      <text:p text:style-name="P13"/>
      <text:p text:style-name="P13"># Después que el iterador ha retornado todos sus datos, da una excepción StopIterator.</text:p>
      <text:p text:style-name="P13">nuestro_iterator.__next__() # Genera StopIteration</text:p>
      <text:p text:style-name="P13"/>
      <text:p text:style-name="P13"># Puedes obtener todos los elementos de un iterador llamando a list() en el.</text:p>
      <text:p text:style-name="P13">list(dicc_lleno.keys()) <text:s/>#=&gt; Retorna ["uno", "dos", "tres"]</text:p>
      <text:p text:style-name="P13"/>
      <text:p text:style-name="P13"/>
      <text:p text:style-name="P13"/>
      <text:p text:style-name="P13">####################################################</text:p>
      <text:p text:style-name="P13">## 4. Funciones</text:p>
      <text:p text:style-name="P13">####################################################</text:p>
      <text:p text:style-name="P13"><text:soft-page-break/></text:p>
      <text:p text:style-name="P13"># Usa 'def' para crear nuevas funciones</text:p>
      <text:p text:style-name="P13">def add(x, y):</text:p>
      <text:p text:style-name="P13"><text:tab/>print("x es {} y y es {}".format(x, y))</text:p>
      <text:p text:style-name="P13"><text:tab/>return x + y<text:tab/># Retorna valores con una la declaración return</text:p>
      <text:p text:style-name="P13"/>
      <text:p text:style-name="P13"># Llamando funciones con parámetros</text:p>
      <text:p text:style-name="P13">add(5, 6) #=&gt; imprime "x es 5 y y es 6" y retorna 11</text:p>
      <text:p text:style-name="P13"/>
      <text:p text:style-name="P13"># Otra forma de llamar funciones es con argumentos de palabras claves</text:p>
      <text:p text:style-name="P13">add(y=6, x=5) <text:s text:c="2"/># Argumentos de palabra clave pueden ir en cualquier orden.</text:p>
      <text:p text:style-name="P13"/>
      <text:p text:style-name="P13"/>
      <text:p text:style-name="P13"># Puedes definir funciones que tomen un número variable de argumentos</text:p>
      <text:p text:style-name="P13">def varargs(*args):</text:p>
      <text:p text:style-name="P13"><text:tab/>return args</text:p>
      <text:p text:style-name="P13"/>
      <text:p text:style-name="P13">varargs(1, 2, 3) #=&gt; (1,2,3)</text:p>
      <text:p text:style-name="P13"/>
      <text:p text:style-name="P13"/>
      <text:p text:style-name="P13"># Puedes definir funciones que toman un número variable de argumentos</text:p>
      <text:p text:style-name="P13"><text:soft-page-break/># de palabras claves</text:p>
      <text:p text:style-name="P13">def keyword_args(**kwargs):</text:p>
      <text:p text:style-name="P13"><text:tab/>return kwargs</text:p>
      <text:p text:style-name="P13"/>
      <text:p text:style-name="P13"># Llamémosla para ver que sucede</text:p>
      <text:p text:style-name="P13">keyword_args(pie="grande", lago="ness") #=&gt; {"pie": "grande", "lago": "ness"}</text:p>
      <text:p text:style-name="P13"/>
      <text:p text:style-name="P13"/>
      <text:p text:style-name="P13"># Puedes hacer ambas a la vez si quieres</text:p>
      <text:p text:style-name="P13">def todos_los_argumentos(*args, **kwargs):</text:p>
      <text:p text:style-name="P13"><text:tab/>print args</text:p>
      <text:p text:style-name="P13"><text:tab/>print kwargs</text:p>
      <text:p text:style-name="P13">"""</text:p>
      <text:p text:style-name="P13">todos_los_argumentos(1, 2, a=3, b=4) imprime:</text:p>
      <text:p text:style-name="P13"><text:tab/>(1, 2)</text:p>
      <text:p text:style-name="P13"><text:tab/>{"a": 3, "b": 4}</text:p>
      <text:p text:style-name="P13">"""</text:p>
      <text:p text:style-name="P13"/>
      <text:p text:style-name="P13"># ¡Cuando llames funciones, puedes hacer lo opuesto a varargs/kwargs!</text:p>
      <text:p text:style-name="P13"># Usa * para expandir tuplas y usa ** para expandir argumentos de palabras claves.</text:p>
      <text:p text:style-name="P13">args = (1, 2, 3, 4)</text:p>
      <text:p text:style-name="P13"><text:soft-page-break/>kwargs = {"a": 3, "b": 4}</text:p>
      <text:p text:style-name="P13">todos_los_argumentos(*args) # es equivalente a foo(1, 2, 3, 4)</text:p>
      <text:p text:style-name="P13">todos_los_argumentos(**kwargs) # es equivalente a foo(a=3, b=4)</text:p>
      <text:p text:style-name="P13">todos_los_argumentos(*args, **kwargs) # es equivalente a foo(1, 2, 3, 4, a=3, b=4)</text:p>
      <text:p text:style-name="P13"/>
      <text:p text:style-name="P13"># Python tiene funciones de primera clase</text:p>
      <text:p text:style-name="P13">def crear_suma(x):</text:p>
      <text:p text:style-name="P13"><text:tab/>def suma(y):</text:p>
      <text:p text:style-name="P13"><text:s text:c="4"/><text:tab/>return x + y</text:p>
      <text:p text:style-name="P13"><text:tab/>return suma</text:p>
      <text:p text:style-name="P13"/>
      <text:p text:style-name="P13">sumar_10 = crear_suma(10)</text:p>
      <text:p text:style-name="P13">sumar_10(3) #=&gt; 13</text:p>
      <text:p text:style-name="P13"/>
      <text:p text:style-name="P13"># También hay funciones anónimas</text:p>
      <text:p text:style-name="P13">(lambda x: x &gt; 2)(3) #=&gt; True</text:p>
      <text:p text:style-name="P13"/>
      <text:p text:style-name="P13"># Hay funciones integradas de orden superior</text:p>
      <text:p text:style-name="P13">map(sumar_10, [1,2,3]) #=&gt; [11, 12, 13]</text:p>
      <text:p text:style-name="P13">filter(lambda x: x &gt; 5, [3, 4, 5, 6, 7]) #=&gt; [6, 7]</text:p>
      <text:p text:style-name="P13"/>
      <text:p text:style-name="P13"><text:soft-page-break/># Podemos usar listas por comprensión para mapeos y filtros agradables</text:p>
      <text:p text:style-name="P13">[add_10(i) for i in [1, 2, 3]] <text:s/>#=&gt; [11, 12, 13]</text:p>
      <text:p text:style-name="P13">[x for x in [3, 4, 5, 6, 7] if x &gt; 5] #=&gt; [6, 7]</text:p>
      <text:p text:style-name="P13"># también hay diccionarios</text:p>
      <text:p text:style-name="P13">{k:k**2 for k in range(3)} #=&gt; {0: 0, 1: 1, 2: 4}</text:p>
      <text:p text:style-name="P13"># y conjuntos por comprensión</text:p>
      <text:p text:style-name="P13">{c for c in "la cadena"} #=&gt; {'d', 'l', 'a', 'n', ' ', 'c', 'e'}</text:p>
      <text:p text:style-name="P13"/>
      <text:p text:style-name="P13">####################################################</text:p>
      <text:p text:style-name="P13">## 5. Classes</text:p>
      <text:p text:style-name="P13">####################################################</text:p>
      <text:p text:style-name="P13"/>
      <text:p text:style-name="P13"/>
      <text:p text:style-name="P13"># Heredamos de object para obtener una clase.</text:p>
      <text:p text:style-name="P13">class Humano(object):</text:p>
      <text:p text:style-name="P13"/>
      <text:p text:style-name="P13"><text:tab/># Un atributo de clase es compartido por todas las instancias de esta clase</text:p>
      <text:p text:style-name="P13"><text:tab/>especie = "H. sapiens"</text:p>
      <text:p text:style-name="P13"/>
      <text:p text:style-name="P13"><text:tab/># Constructor basico</text:p>
      <text:p text:style-name="P13"><text:tab/>def __init__(self, nombre):</text:p>
      <text:p text:style-name="P13"><text:soft-page-break/><text:s text:c="4"/><text:tab/># Asigna el argumento al atributo nombre de la instancia</text:p>
      <text:p text:style-name="P13"><text:s text:c="4"/><text:tab/>self.nombre = nombre</text:p>
      <text:p text:style-name="P13"/>
      <text:p text:style-name="P13"><text:tab/># Un metodo de instancia. Todos los metodos toman self como primer argumento</text:p>
      <text:p text:style-name="P13"><text:tab/>def decir(self, msg):</text:p>
      <text:p text:style-name="P13"><text:s text:c="3"/><text:tab/>return "%s: %s" % (self.nombre, msg)</text:p>
      <text:p text:style-name="P13"/>
      <text:p text:style-name="P13"><text:tab/># Un metodo de clase es compartido a través de todas las instancias</text:p>
      <text:p text:style-name="P13"><text:tab/># Son llamados con la clase como primer argumento</text:p>
      <text:p text:style-name="P13"><text:tab/>@classmethod</text:p>
      <text:p text:style-name="P13"><text:tab/>def get_especie(cls):</text:p>
      <text:p text:style-name="P13"><text:s text:c="4"/><text:tab/>return cls.especie</text:p>
      <text:p text:style-name="P13"/>
      <text:p text:style-name="P13"><text:tab/># Un metodo estatico es llamado sin la clase o instancia como referencia</text:p>
      <text:p text:style-name="P13"><text:tab/>@staticmethod</text:p>
      <text:p text:style-name="P13"><text:tab/>def roncar():</text:p>
      <text:p text:style-name="P13"><text:s text:c="4"/><text:tab/>return "*roncar*"</text:p>
      <text:p text:style-name="P13"/>
      <text:p text:style-name="P13"/>
      <text:p text:style-name="P13"># Instancia una clase</text:p>
      <text:p text:style-name="P13">i = Humano(nombre="Ian")</text:p>
      <text:p text:style-name="P13"><text:soft-page-break/>print i.decir("hi") <text:tab/># imprime "Ian: hi"</text:p>
      <text:p text:style-name="P13"/>
      <text:p text:style-name="P13">j = Humano("Joel")</text:p>
      <text:p text:style-name="P13">print j.decir("hello") <text:s/>#imprime "Joel: hello"</text:p>
      <text:p text:style-name="P13"/>
      <text:p text:style-name="P13"># Llama nuestro método de clase</text:p>
      <text:p text:style-name="P13">i.get_especie() #=&gt; "H. sapiens"</text:p>
      <text:p text:style-name="P13"/>
      <text:p text:style-name="P13"># Cambia los atributos compartidos</text:p>
      <text:p text:style-name="P13">Humano.especie = "H. neanderthalensis"</text:p>
      <text:p text:style-name="P13">i.get_especie() #=&gt; "H. neanderthalensis"</text:p>
      <text:p text:style-name="P13">j.get_especie() #=&gt; "H. neanderthalensis"</text:p>
      <text:p text:style-name="P13"/>
      <text:p text:style-name="P13"># Llama al método estático</text:p>
      <text:p text:style-name="P13">Humano.roncar() #=&gt; "*roncar*"</text:p>
      <text:p text:style-name="P13"/>
      <text:p text:style-name="P13"/>
      <text:p text:style-name="P13">####################################################</text:p>
      <text:p text:style-name="P13">## 6. Módulos</text:p>
      <text:p text:style-name="P13">####################################################</text:p>
      <text:p text:style-name="P13"/>
      <text:p text:style-name="P13"><text:soft-page-break/># Puedes importar módulos</text:p>
      <text:p text:style-name="P13">import math</text:p>
      <text:p text:style-name="P13">print(math.sqrt(16)) #=&gt; 4.0</text:p>
      <text:p text:style-name="P13"/>
      <text:p text:style-name="P13"># Puedes obtener funciones específicas desde un módulo</text:p>
      <text:p text:style-name="P13">from math import ceil, floor</text:p>
      <text:p text:style-name="P13">print(ceil(3.7)) #=&gt; 4.0</text:p>
      <text:p text:style-name="P13">print(floor(3.7))#=&gt; 3.0</text:p>
      <text:p text:style-name="P13"/>
      <text:p text:style-name="P13"># Puedes importar todas las funciones de un módulo</text:p>
      <text:p text:style-name="P13"># Precaución: Esto no es recomendable</text:p>
      <text:p text:style-name="P13">from math import *</text:p>
      <text:p text:style-name="P13"/>
      <text:p text:style-name="P13"># Puedes acortar los nombres de los módulos</text:p>
      <text:p text:style-name="P13">import math as m</text:p>
      <text:p text:style-name="P13">math.sqrt(16) == m.sqrt(16) #=&gt; True</text:p>
      <text:p text:style-name="P13"/>
      <text:p text:style-name="P13"># Los módulos de Python son sólo archivos ordinarios de Python.</text:p>
      <text:p text:style-name="P13"># Puedes escribir tus propios módulos e importarlos. El nombre del módulo</text:p>
      <text:p text:style-name="P13"># es el mismo del nombre del archivo.</text:p>
      <text:p text:style-name="P13"/>
      <text:p text:style-name="P13"><text:soft-page-break/># Puedes encontrar que funciones y atributos definen un módulo.</text:p>
      <text:p text:style-name="P13">import math</text:p>
      <text:p text:style-name="P13">dir(math)</text:p>
      <text:p text:style-name="P13"/>
      <text:p text:style-name="P13"/>
      <text:p text:style-name="P13">####################################################</text:p>
      <text:p text:style-name="P13">## 7. Avanzado</text:p>
      <text:p text:style-name="P13">####################################################</text:p>
      <text:p text:style-name="P13"/>
      <text:p text:style-name="P13"># Los generadores te ayudan a hacer un código perezoso (lazy)</text:p>
      <text:p text:style-name="P13">def duplicar_numeros(iterable):</text:p>
      <text:p text:style-name="P13"><text:tab/>for i in iterable:</text:p>
      <text:p text:style-name="P13"><text:s text:c="4"/><text:tab/>yield i + i</text:p>
      <text:p text:style-name="P13"/>
      <text:p text:style-name="P13"># Un generador crea valores sobre la marcha.</text:p>
      <text:p text:style-name="P13"># En vez de generar y retornar todos los valores de una vez, crea uno en cada iteración.</text:p>
      <text:p text:style-name="P13"># Esto significa que valores más grandes que 15 no serán procesados en 'duplicar_numeros'.</text:p>
      <text:p text:style-name="P13"># Fíjate que 'range' es un generador. Crear una lista 1-900000000 tomaría mucho tiempo en crearse.</text:p>
      <text:p text:style-name="P13">_rango = range(1, 900000000)</text:p>
      <text:p text:style-name="P13"># Duplicará todos los números hasta que un resultado &gt;= se encuentre.</text:p>
      <text:p text:style-name="P13">for i in duplicar_numeros(_rango):</text:p>
      <text:p text:style-name="P13"><text:soft-page-break/><text:tab/>print(i)</text:p>
      <text:p text:style-name="P13"><text:tab/>if i &gt;= 30:</text:p>
      <text:p text:style-name="P13"><text:s text:c="4"/><text:tab/>break</text:p>
      <text:p text:style-name="P13"/>
      <text:p text:style-name="P13"/>
      <text:p text:style-name="P13"># Decoradores</text:p>
      <text:p text:style-name="P13"># en este ejemplo 'pedir' envuelve a 'decir'</text:p>
      <text:p text:style-name="P13"># Pedir llamará a 'decir'. Si decir_por_favor es True entonces cambiará el mensaje a retornar</text:p>
      <text:p text:style-name="P13">from functools import wraps</text:p>
      <text:p text:style-name="P13"/>
      <text:p text:style-name="P13"/>
      <text:p text:style-name="P13">def pedir(_decir):</text:p>
      <text:p text:style-name="P13"><text:tab/>@wraps(_decir)</text:p>
      <text:p text:style-name="P13"><text:tab/>def wrapper(*args, **kwargs):</text:p>
      <text:p text:style-name="P13"><text:s text:c="4"/><text:tab/>mensaje, decir_por_favor = _decir(*args, **kwargs)</text:p>
      <text:p text:style-name="P13"><text:s text:c="4"/><text:tab/>if decir_por_favor:</text:p>
      <text:p text:style-name="P13"><text:s text:c="8"/><text:tab/>return "{} {}".format(mensaje, "¡Por favor! Soy pobre :(")</text:p>
      <text:p text:style-name="P13"><text:s text:c="4"/><text:tab/>return mensaje</text:p>
      <text:p text:style-name="P13"/>
      <text:p text:style-name="P13"><text:tab/>return wrapper</text:p>
      <text:p text:style-name="P13"/>
      <text:p text:style-name="P13"><text:soft-page-break/></text:p>
      <text:p text:style-name="P13">@pedir</text:p>
      <text:p text:style-name="P13">def say(decir_por_favor=False):</text:p>
      <text:p text:style-name="P13"><text:tab/>mensaje = "¿Puedes comprarme una cerveza?"</text:p>
      <text:p text:style-name="P13"><text:tab/>return mensaje, decir_por_favor</text:p>
      <text:p text:style-name="P13"/>
      <text:p text:style-name="P13"/>
      <text:p text:style-name="P13">print(decir()) <text:s/># ¿Puedes comprarme una cerveza?</text:p>
      <text:p text:style-name="P13">print(decir(decir_por_favor=True)) <text:s/># ¿Puedes comprarme una cerveza? ¡Por favor! Soy pobre :()</text:p>
      <text:p text:style-name="P13"/>
      <text:list xml:id="list24633638054737" text:continue-numbering="true" text:style-name="WWNum3">
        <text:list-item>
          <text:p text:style-name="P29"><text:bookmark text:name="_9inb55ixvere"/>Bibliografía</text:p>
        </text:list-item>
      </text:list>
      <text:list xml:id="list2575921161" text:style-name="WWNum1">
        <text:list-item>
          <text:p text:style-name="P23">Sistemes de Gestió Empresarial IOC: </text:p>
        </text:list-item>
      </text:list>
      <text:p text:style-name="P27"><text:a xlink:type="simple" xlink:href="https://ioc.xtec.cat/materials/FP/Materials/2252_DAM/DAM_2252_M10/web/html/index.html" text:style-name="ListLabel_20_19" text:visited-style-name="ListLabel_20_19"><text:span text:style-name="T23">https://ioc.xtec.cat/materials/FP/Materials/2252_DAM/DAM_2252_M10/web/html/index.html</text:span></text:a></text:p>
      <text:list xml:id="list24634378385677" text:continue-numbering="true" text:style-name="WWNum1">
        <text:list-item>
          <text:p text:style-name="P25">Wikipedia: <text:a xlink:type="simple" xlink:href="https://es.wikipedia.org/wiki/Sistema_de_planificaci%C3%B3n_de_recursos_empresariales" text:style-name="ListLabel_20_19" text:visited-style-name="ListLabel_20_19"><text:span text:style-name="T23">https://es.wikipedia.org/wiki/Sistema_de_planificaci%C3%B3n_de_recursos_empresariales</text:span></text:a></text:p>
        </text:list-item>
        <text:list-item>
          <text:p text:style-name="P23">Documentación de Odoo:</text:p>
        </text:list-item>
      </text:list>
      <text:p text:style-name="P27"><text:a xlink:type="simple" xlink:href="https://www.odoo.com/documentation/master/reference/http.html" text:style-name="ListLabel_20_19" text:visited-style-name="ListLabel_20_19"><text:span text:style-name="T23">https://www.odoo.com/documentation/master/reference/http.html</text:span></text:a> </text:p>
      <text:list xml:id="list24633260033086" text:continue-list="list24633638054737" text:style-name="WWNum3">
        <text:list-item>
          <text:p text:style-name="P28"><text:bookmark text:name="_mh0sb6oag3eq"/>Autores (en orden alfabético)</text:p>
        </text:list-item>
      </text:list>
      <text:p text:style-name="P13">A continuación ofrecemos en orden alfabético el listado de autores que han hecho aportaciones a este documento.</text:p>
      <text:list xml:id="list52578236" text:style-name="WWNum2">
        <text:list-item>
          <text:p text:style-name="P26">Jose Castillo Aliaga</text:p>
        </text:list-item>
        <text:list-item>
          <text:p text:style-name="P24">Sergi García Barea</text:p>
        </text:list-item>
      </text:list>
      <text:p text:style-name="P21">Utilizado material de <text:a xlink:type="simple" xlink:href="https://learnxinyminutes.com/docs/es-es/python-es/" text:style-name="ListLabel_20_19" text:visited-style-name="ListLabel_20_19"><text:span text:style-name="T23">https://learnxinyminutes.com/docs/es-es/python-es/</text:span></text:a></text:p>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5</text:span><text:span text:style-name="MT2">. </text:span><text:span text:style-name="MT1">Entornos de Desarrollo y primer módulo de Odoo</text:span></text:p>
      </style:header>
      <style:footer>
        <text:p text:style-name="MP2"><text:span text:style-name="MT2">CFGS. Desarrollo de Aplicaciones </text:span><text:span text:style-name="MT1">Multiplataforma</text:span><text:span text:style-name="MT2"><text:tab/><text:tab/></text:span><text:span text:style-name="MT1">UD05 - Página</text:span><text:span text:style-name="MT2"> </text:span><text:span text:style-name="MT1">5</text:span><text:span text:style-name="MT2">.</text:span><text:page-number text:select-page="current">3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0" meta:paragraph-count="462" meta:word-count="3076" meta:character-count="18998" meta:non-whitespace-character-count="16209"/>
    <meta:generator>LibreOfficeDev/6.0.5.2$Linux_X86_64 LibreOffice_project/</meta:generator>
  </office:meta>
</office:document-meta>
</file>